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4.41854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1"/>
        <table:table-column table:style-name="co2" table:default-cell-style-name="ce2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1">
            <text:p>Model</text:p>
          </table:table-cell>
          <table:table-cell office:value-type="string" table:style-name="ce2">
            <text:p>Cost of Phone</text:p>
          </table:table-cell>
          <table:table-cell office:value-type="string" table:style-name="ce2">
            <text:p>cost of accessories good case and a glass screen protector</text:p>
          </table:table-cell>
          <table:table-cell office:value-type="string" table:style-name="ce2">
            <text:p>Total cost to BUY</text:p>
          </table:table-cell>
          <table:table-cell office:value-type="string" table:style-name="ce1">
            <text:p>years of support left</text:p>
          </table:table-cell>
          <table:table-cell office:value-type="string" table:style-name="ce2">
            <text:p>cost per year</text:p>
          </table:table-cell>
          <table:table-cell office:value-type="string" table:style-name="ce1">
            <text:p>1 behind current works for me</text:p>
          </table:table-cell>
          <table:table-cell office:value-type="string" table:style-name="ce1">
            <text:p>Best Value for me</text:p>
          </table:table-cell>
          <table:table-cell office:value-type="string" table:style-name="ce1">
            <text:p>Estimated sELL Price Current Phon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elling Old</text:p>
          </table:table-cell>
          <table:table-cell table:number-columns-repeated="3" table:style-name="ce2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IPhone 7 Plus</text:p>
          </table:table-cell>
          <table:table-cell office:value-type="currency" office:value="0" table:style-name="ce2">
            <text:p>$0.00</text:p>
          </table:table-cell>
          <table:table-cell office:value-type="currency" office:value="60" table:style-name="ce2">
            <text:p>$60.00</text:p>
          </table:table-cell>
          <table:table-cell office:value-type="currency" office:value="60" table:formula="of:=[.B3]+[.C3]" table:style-name="ce2">
            <text:p>$60.00</text:p>
          </table:table-cell>
          <table:table-cell office:value-type="float" office:value="0" table:style-name="ce1">
            <text:p>0</text:p>
          </table:table-cell>
          <table:table-cell office:value-type="currency" office:value="60" table:style-name="ce2">
            <text:p>$60.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currency" office:value="113" table:style-name="ce2">
            <text:p>$113.00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2"/>
          <table:table-cell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1">
          <table:table-cell office:value-type="string" table:style-name="ce3">
            <text:p>Buying Used</text:p>
          </table:table-cell>
          <table:table-cell table:number-columns-repeated="3" table:style-name="ce2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IPhone 8 Plus</text:p>
          </table:table-cell>
          <table:table-cell office:value-type="currency" office:value="145" table:style-name="ce2">
            <text:p>$145.00</text:p>
          </table:table-cell>
          <table:table-cell office:value-type="currency" office:value="0" table:style-name="ce2">
            <text:p>$0.00</text:p>
          </table:table-cell>
          <table:table-cell office:value-type="currency" office:value="145" table:formula="of:=[.B6]+[.C6]" table:style-name="ce2">
            <text:p>$145.00</text:p>
          </table:table-cell>
          <table:table-cell office:value-type="float" office:value="0" table:style-name="ce1">
            <text:p>0</text:p>
          </table:table-cell>
          <table:table-cell office:value-type="currency" office:value="145" table:formula="of:=[.D6]" table:style-name="ce2">
            <text:p>$145.00</text:p>
          </table:table-cell>
          <table:table-cell office:value-type="float" office:value="0" table:style-name="ce1">
            <text:p>0</text:p>
          </table:table-cell>
          <table:table-cell office:value-type="currency" office:value="32" table:formula="of:=[.D6]-[.I3]" table:style-name="ce2">
            <text:p>$32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Phone XS</text:p>
          </table:table-cell>
          <table:table-cell office:value-type="currency" office:value="235" table:style-name="ce2">
            <text:p>$235.00</text:p>
          </table:table-cell>
          <table:table-cell office:value-type="currency" office:value="15.7" table:style-name="ce2">
            <text:p>$15.70</text:p>
          </table:table-cell>
          <table:table-cell office:value-type="currency" office:value="250.7" table:formula="of:=[.B7]+[.C7]" table:style-name="ce2">
            <text:p>$250.70</text:p>
          </table:table-cell>
          <table:table-cell office:value-type="float" office:value="1" table:style-name="ce1">
            <text:p>1</text:p>
          </table:table-cell>
          <table:table-cell office:value-type="currency" office:value="250.7" table:formula="of:=([.B7]+[.C7])/[.E7]" table:style-name="ce2">
            <text:p>$250.70</text:p>
          </table:table-cell>
          <table:table-cell office:value-type="float" office:value="2" table:formula="of:=[.E7] +1" table:style-name="ce1">
            <text:p>2</text:p>
          </table:table-cell>
          <table:table-cell office:value-type="currency" office:value="125.85" table:formula="of:=([.D7]+[.E7]-[.I2])/[.G7]" table:style-name="ce2">
            <text:p>$125.8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Phone 11 Pro</text:p>
          </table:table-cell>
          <table:table-cell office:value-type="currency" office:value="307" table:style-name="ce2">
            <text:p>$307.00</text:p>
          </table:table-cell>
          <table:table-cell office:value-type="currency" office:value="18.239999999999998" table:style-name="ce2">
            <text:p>$18.24</text:p>
          </table:table-cell>
          <table:table-cell office:value-type="currency" office:value="325.24" table:formula="of:=[.B8]+[.C8]" table:style-name="ce2">
            <text:p>$325.24</text:p>
          </table:table-cell>
          <table:table-cell office:value-type="float" office:value="1" table:style-name="ce1">
            <text:p>1</text:p>
          </table:table-cell>
          <table:table-cell office:value-type="currency" office:value="325.24" table:formula="of:=([.B8]+[.C8])/[.E8]" table:style-name="ce2">
            <text:p>$325.24</text:p>
          </table:table-cell>
          <table:table-cell office:value-type="float" office:value="2" table:formula="of:=[.E8] +1" table:style-name="ce1">
            <text:p>2</text:p>
          </table:table-cell>
          <table:table-cell office:value-type="currency" office:value="106.62" table:formula="of:=([.D8]+[.E8]-[.I3])/[.G8]" table:style-name="ce2">
            <text:p>$106.6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Phone 12</text:p>
          </table:table-cell>
          <table:table-cell office:value-type="currency" office:value="311" table:style-name="ce2">
            <text:p>$311.00</text:p>
          </table:table-cell>
          <table:table-cell office:value-type="currency" office:value="15.74" table:style-name="ce2">
            <text:p>$15.74</text:p>
          </table:table-cell>
          <table:table-cell office:value-type="currency" office:value="326.74" table:formula="of:=[.B9]+[.C9]" table:style-name="ce2">
            <text:p>$326.74</text:p>
          </table:table-cell>
          <table:table-cell office:value-type="float" office:value="2" table:style-name="ce1">
            <text:p>2</text:p>
          </table:table-cell>
          <table:table-cell office:value-type="currency" office:value="163.37" table:formula="of:=([.B9]+[.C9])/[.E9]" table:style-name="ce2">
            <text:p>$163.37</text:p>
          </table:table-cell>
          <table:table-cell office:value-type="float" office:value="3" table:formula="of:=[.E9] +1" table:style-name="ce1">
            <text:p>3</text:p>
          </table:table-cell>
          <table:table-cell office:value-type="currency" office:value="71.913333333333341" table:formula="of:=([.D9]+[.E9]-[.I3])/[.G9]" table:style-name="ce2">
            <text:p>$71.91</text:p>
          </table:table-cell>
          <table:table-cell office:value-type="string" table:style-name="ce1">
            <text:p>← Best value per year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IPhone 12 pro</text:p>
          </table:table-cell>
          <table:table-cell office:value-type="currency" office:value="349.95" table:style-name="ce5">
            <text:p>$349.95</text:p>
          </table:table-cell>
          <table:table-cell office:value-type="currency" office:value="35.74" table:style-name="ce5">
            <text:p>$35.74</text:p>
          </table:table-cell>
          <table:table-cell office:value-type="currency" office:value="385.69" table:formula="of:=[.B10]+[.C10]" table:style-name="ce5">
            <text:p>$385.69</text:p>
          </table:table-cell>
          <table:table-cell office:value-type="float" office:value="2" table:style-name="ce4">
            <text:p>2</text:p>
          </table:table-cell>
          <table:table-cell office:value-type="currency" office:value="192.845" table:formula="of:=([.B10]+[.C10])/[.E10]" table:style-name="ce5">
            <text:p>$192.85</text:p>
          </table:table-cell>
          <table:table-cell office:value-type="float" office:value="3" table:formula="of:=[.E10] +1" table:style-name="ce4">
            <text:p>3</text:p>
          </table:table-cell>
          <table:table-cell office:value-type="currency" office:value="91.563333333333333" table:formula="of:=([.D10]+[.E10]-[.I3])/[.G10]" table:style-name="ce5">
            <text:p>$91.56</text:p>
          </table:table-cell>
          <table:table-cell office:value-type="string" table:style-name="ce4">
            <text:p>← WENT WITH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1">
            <text:p>IPhone 13</text:p>
          </table:table-cell>
          <table:table-cell office:value-type="currency" office:value="464" table:style-name="ce2">
            <text:p>$464.00</text:p>
          </table:table-cell>
          <table:table-cell office:value-type="currency" office:value="21.74" table:style-name="ce2">
            <text:p>$21.74</text:p>
          </table:table-cell>
          <table:table-cell office:value-type="currency" office:value="485.74" table:formula="of:=[.B11]+[.C11]" table:style-name="ce2">
            <text:p>$485.74</text:p>
          </table:table-cell>
          <table:table-cell office:value-type="float" office:value="3" table:style-name="ce1">
            <text:p>3</text:p>
          </table:table-cell>
          <table:table-cell office:value-type="currency" office:value="161.91333333333333" table:formula="of:=([.B11]+[.C11])/[.E11]" table:style-name="ce2">
            <text:p>$161.91</text:p>
          </table:table-cell>
          <table:table-cell office:value-type="float" office:value="4" table:formula="of:=[.E11] +1" table:style-name="ce1">
            <text:p>4</text:p>
          </table:table-cell>
          <table:table-cell office:value-type="currency" office:value="93.935000000000002" table:formula="of:=([.D11]+[.E11]-[.I3])/[.G11]" table:style-name="ce2">
            <text:p>$93.9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Phone 13 Pro</text:p>
          </table:table-cell>
          <table:table-cell office:value-type="currency" office:value="575" table:style-name="ce2">
            <text:p>$575.00</text:p>
          </table:table-cell>
          <table:table-cell office:value-type="currency" office:value="25.72" table:style-name="ce2">
            <text:p>$25.72</text:p>
          </table:table-cell>
          <table:table-cell office:value-type="currency" office:value="600.72" table:formula="of:=[.B12]+[.C12]" table:style-name="ce2">
            <text:p>$600.72</text:p>
          </table:table-cell>
          <table:table-cell office:value-type="float" office:value="3" table:style-name="ce1">
            <text:p>3</text:p>
          </table:table-cell>
          <table:table-cell office:value-type="currency" office:value="200.24" table:formula="of:=([.B12]+[.C12])/[.E12]" table:style-name="ce2">
            <text:p>$200.24</text:p>
          </table:table-cell>
          <table:table-cell office:value-type="float" office:value="4" table:formula="of:=[.E12] +1" table:style-name="ce1">
            <text:p>4</text:p>
          </table:table-cell>
          <table:table-cell office:value-type="currency" office:value="122.68" table:formula="of:=([.D12]+[.E12]-[.I3])/[.G12]" table:style-name="ce2">
            <text:p>$122.6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Phone 14</text:p>
          </table:table-cell>
          <table:table-cell office:value-type="currency" office:value="444.95" table:style-name="ce2">
            <text:p>$444.95</text:p>
          </table:table-cell>
          <table:table-cell office:value-type="currency" office:value="25.5" table:style-name="ce2">
            <text:p>$25.50</text:p>
          </table:table-cell>
          <table:table-cell office:value-type="currency" office:value="470.45" table:formula="of:=[.B13]+[.C13]" table:style-name="ce2">
            <text:p>$470.45</text:p>
          </table:table-cell>
          <table:table-cell office:value-type="float" office:value="4" table:style-name="ce1">
            <text:p>4</text:p>
          </table:table-cell>
          <table:table-cell office:value-type="currency" office:value="117.6125" table:formula="of:=([.B13]+[.C13])/[.E13]" table:style-name="ce2">
            <text:p>$117.61</text:p>
          </table:table-cell>
          <table:table-cell office:value-type="float" office:value="5" table:formula="of:=[.E13] +1" table:style-name="ce1">
            <text:p>5</text:p>
          </table:table-cell>
          <table:table-cell office:value-type="currency" office:value="72.289999999999992" table:formula="of:=([.D13]+[.E13]-[.I3])/[.G13]" table:style-name="ce2">
            <text:p>$72.2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Phone 14 Pro</text:p>
          </table:table-cell>
          <table:table-cell office:value-type="currency" office:value="680" table:style-name="ce2">
            <text:p>$680.00</text:p>
          </table:table-cell>
          <table:table-cell office:value-type="currency" office:value="31.04" table:style-name="ce2">
            <text:p>$31.04</text:p>
          </table:table-cell>
          <table:table-cell office:value-type="currency" office:value="711.04" table:formula="of:=[.B14]+[.C14]" table:style-name="ce2">
            <text:p>$711.04</text:p>
          </table:table-cell>
          <table:table-cell office:value-type="float" office:value="4" table:style-name="ce1">
            <text:p>4</text:p>
          </table:table-cell>
          <table:table-cell office:value-type="currency" office:value="177.76" table:formula="of:=([.B14]+[.C14])/[.E14]" table:style-name="ce2">
            <text:p>$177.76</text:p>
          </table:table-cell>
          <table:table-cell office:value-type="float" office:value="5" table:formula="of:=[.E14] +1" table:style-name="ce1">
            <text:p>5</text:p>
          </table:table-cell>
          <table:table-cell office:value-type="currency" office:value="120.40799999999999" table:formula="of:=([.D14]+[.E14]-[.I3])/[.G14]" table:style-name="ce2">
            <text:p>$120.4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Phone 15</text:p>
          </table:table-cell>
          <table:table-cell office:value-type="currency" office:value="865" table:style-name="ce2">
            <text:p>$865.00</text:p>
          </table:table-cell>
          <table:table-cell office:value-type="currency" office:value="71.94" table:style-name="ce2">
            <text:p>$71.94</text:p>
          </table:table-cell>
          <table:table-cell office:value-type="currency" office:value="936.94" table:formula="of:=[.B15]+[.C15]" table:style-name="ce2">
            <text:p>$936.94</text:p>
          </table:table-cell>
          <table:table-cell office:value-type="float" office:value="5" table:style-name="ce1">
            <text:p>5</text:p>
          </table:table-cell>
          <table:table-cell office:value-type="currency" office:value="187.38800000000001" table:formula="of:=([.B15]+[.C15])/[.E15]" table:style-name="ce2">
            <text:p>$187.39</text:p>
          </table:table-cell>
          <table:table-cell office:value-type="float" office:value="6" table:formula="of:=[.E15] +1" table:style-name="ce1">
            <text:p>6</text:p>
          </table:table-cell>
          <table:table-cell office:value-type="currency" office:value="138.15666666666667" table:formula="of:=([.D15]+[.E15]-[.I3])/[.G15]" table:style-name="ce2">
            <text:p>$138.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Phone 15 Pro</text:p>
          </table:table-cell>
          <table:table-cell office:value-type="currency" office:value="953" table:style-name="ce2">
            <text:p>$953.00</text:p>
          </table:table-cell>
          <table:table-cell office:value-type="currency" office:value="32.11" table:style-name="ce2">
            <text:p>$32.11</text:p>
          </table:table-cell>
          <table:table-cell office:value-type="currency" office:value="985.11" table:formula="of:=[.B16]+[.C16]" table:style-name="ce2">
            <text:p>$985.11</text:p>
          </table:table-cell>
          <table:table-cell office:value-type="float" office:value="5" table:style-name="ce1">
            <text:p>5</text:p>
          </table:table-cell>
          <table:table-cell office:value-type="currency" office:value="197.02199999999999" table:formula="of:=([.B16]+[.C16])/[.E16]" table:style-name="ce2">
            <text:p>$197.02</text:p>
          </table:table-cell>
          <table:table-cell office:value-type="float" office:value="6" table:formula="of:=[.E16] +1" table:style-name="ce1">
            <text:p>6</text:p>
          </table:table-cell>
          <table:table-cell office:value-type="currency" office:value="146.185" table:formula="of:=([.D16]+[.E16]-[.I3])/[.G16]" table:style-name="ce2">
            <text:p>$146.19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Buying New</text:p>
          </table:table-cell>
          <table:table-cell table:number-columns-repeated="3" table:style-name="ce2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iPhone 14</text:p>
          </table:table-cell>
          <table:table-cell office:value-type="currency" office:value="1178" table:style-name="ce2">
            <text:p>$1,178.00</text:p>
          </table:table-cell>
          <table:table-cell office:value-type="currency" office:value="25.7" table:style-name="ce2">
            <text:p>$25.70</text:p>
          </table:table-cell>
          <table:table-cell office:value-type="currency" office:value="1203.7" table:formula="of:=[.B19]+[.C19]" table:style-name="ce2">
            <text:p>$1,203.70</text:p>
          </table:table-cell>
          <table:table-cell office:value-type="float" office:value="4" table:style-name="ce1">
            <text:p>4</text:p>
          </table:table-cell>
          <table:table-cell office:value-type="currency" office:value="300.92500000000001" table:formula="of:=([.B19]+[.C19])/[.E19]" table:style-name="ce2">
            <text:p>$300.93</text:p>
          </table:table-cell>
          <table:table-cell office:value-type="float" office:value="5" table:formula="of:=[.E19] +1" table:style-name="ce1">
            <text:p>5</text:p>
          </table:table-cell>
          <table:table-cell office:value-type="currency" office:value="218.94" table:formula="of:=([.D19]+[.E19]-[.I3])/[.G19]" table:style-name="ce2">
            <text:p>$218.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Phone 15</text:p>
          </table:table-cell>
          <table:table-cell office:value-type="currency" office:value="1278" table:style-name="ce2">
            <text:p>$1,278.00</text:p>
          </table:table-cell>
          <table:table-cell office:value-type="currency" office:value="71.94" table:style-name="ce2">
            <text:p>$71.94</text:p>
          </table:table-cell>
          <table:table-cell office:value-type="currency" office:value="1349.94" table:formula="of:=[.B20]+[.C20]" table:style-name="ce2">
            <text:p>$1,349.94</text:p>
          </table:table-cell>
          <table:table-cell office:value-type="float" office:value="5" table:style-name="ce1">
            <text:p>5</text:p>
          </table:table-cell>
          <table:table-cell office:value-type="currency" office:value="269.988" table:formula="of:=([.B20]+[.C20])/[.E20]" table:style-name="ce2">
            <text:p>$269.99</text:p>
          </table:table-cell>
          <table:table-cell office:value-type="float" office:value="6" table:formula="of:=[.E20] +1" table:style-name="ce1">
            <text:p>6</text:p>
          </table:table-cell>
          <table:table-cell office:value-type="currency" office:value="206.99" table:formula="of:=([.D20]+[.E20]-[.I3])/[.G20]" table:style-name="ce2">
            <text:p>$206.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Phone 15 Pro</text:p>
          </table:table-cell>
          <table:table-cell office:value-type="currency" office:value="1469.99" table:style-name="ce2">
            <text:p>$1,469.99</text:p>
          </table:table-cell>
          <table:table-cell office:value-type="currency" office:value="32.11" table:style-name="ce2">
            <text:p>$32.11</text:p>
          </table:table-cell>
          <table:table-cell office:value-type="currency" office:value="1502.1" table:formula="of:=[.B21]+[.C21]" table:style-name="ce2">
            <text:p>$1,502.10</text:p>
          </table:table-cell>
          <table:table-cell office:value-type="float" office:value="5" table:style-name="ce1">
            <text:p>5</text:p>
          </table:table-cell>
          <table:table-cell office:value-type="currency" office:value="300.41999999999996" table:formula="of:=([.B21]+[.C21])/[.E21]" table:style-name="ce2">
            <text:p>$300.42</text:p>
          </table:table-cell>
          <table:table-cell office:value-type="float" office:value="6" table:formula="of:=[.E21] +1" table:style-name="ce1">
            <text:p>6</text:p>
          </table:table-cell>
          <table:table-cell office:value-type="currency" office:value="232.35" table:formula="of:=([.D21]+[.E21]-[.I3])/[.G21]" table:style-name="ce2">
            <text:p>$232.35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16</meta:generator>
    <dc:title/>
    <dc:description/>
    <dc:subject/>
    <meta:initial-creator/>
    <dc:creator>Daniel J Brieck Jr</dc:creator>
    <meta:creation-date>2024-06-16T07:13:41Z</meta:creation-date>
    <dc:date>2024-07-20T14:14:10Z</dc:date>
    <meta:editing-cycles>20</meta:editing-cycles>
  </office:meta>
</office:document-meta>
</file>